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302cm" style:rel-column-width="8873*"/>
    </style:style>
    <style:style style:name="Tabelle1.B" style:family="table-column">
      <style:table-column-properties style:column-width="2.805cm" style:rel-column-width="10811*"/>
    </style:style>
    <style:style style:name="Tabelle1.C" style:family="table-column">
      <style:table-column-properties style:column-width="7.488cm" style:rel-column-width="28864*"/>
    </style:style>
    <style:style style:name="Tabelle1.D" style:family="table-column">
      <style:table-column-properties style:column-width="4.406cm" style:rel-column-width="16987*"/>
    </style:style>
    <style:style style:name="Tabel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fo:background-color="#000000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none" fo:border-top="none" fo:border-bottom="0.05pt solid #000000"/>
    </style:style>
    <style:style style:name="Tabelle1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b46b" officeooo:paragraph-rsid="000db46b"/>
    </style:style>
    <style:style style:name="P2" style:family="paragraph" style:parent-style-name="Standard">
      <style:text-properties officeooo:rsid="000f9800" officeooo:paragraph-rsid="000f9800"/>
    </style:style>
    <style:style style:name="P3" style:family="paragraph" style:parent-style-name="Standard" style:list-style-name="L1">
      <style:text-properties fo:font-weight="bold" officeooo:rsid="000f9800" officeooo:paragraph-rsid="000f9800" style:font-weight-asian="bold" style:font-weight-complex="bold"/>
    </style:style>
    <style:style style:name="P4" style:family="paragraph" style:parent-style-name="Standard" style:list-style-name="L2">
      <style:text-properties fo:font-weight="bold" officeooo:rsid="001a5116" officeooo:paragraph-rsid="001a5116" style:font-weight-asian="bold" style:font-weight-complex="bold"/>
    </style:style>
    <style:style style:name="P5" style:family="paragraph" style:parent-style-name="Standard" style:list-style-name="L2">
      <style:text-properties fo:font-weight="bold" officeooo:rsid="001f99e5" officeooo:paragraph-rsid="001f99e5" style:font-weight-asian="bold" style:font-weight-complex="bold"/>
    </style:style>
    <style:style style:name="P6" style:family="paragraph" style:parent-style-name="Standard" style:list-style-name="L2">
      <style:text-properties fo:font-weight="bold" officeooo:rsid="002c9349" officeooo:paragraph-rsid="002c9349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f9800" officeooo:paragraph-rsid="000f9800" style:font-weight-asian="normal" style:font-weight-complex="normal"/>
    </style:style>
    <style:style style:name="P9" style:family="paragraph" style:parent-style-name="Standard">
      <style:text-properties fo:font-weight="normal" officeooo:rsid="000f9800" officeooo:paragraph-rsid="000f9800" style:font-weight-asian="normal" style:font-weight-complex="normal"/>
    </style:style>
    <style:style style:name="P10" style:family="paragraph" style:parent-style-name="Standard">
      <style:text-properties fo:font-weight="normal" officeooo:rsid="002a5c46" officeooo:paragraph-rsid="002a5c46" style:font-weight-asian="normal" style:font-weight-complex="normal"/>
    </style:style>
    <style:style style:name="P11" style:family="paragraph" style:parent-style-name="Standard">
      <style:text-properties fo:font-weight="normal" officeooo:rsid="00180e73" style:font-weight-asian="normal" style:font-weight-complex="normal"/>
    </style:style>
    <style:style style:name="P12" style:family="paragraph" style:parent-style-name="Standard">
      <style:text-properties fo:font-weight="normal" officeooo:rsid="00102a3c" officeooo:paragraph-rsid="000f9800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1f99e5" officeooo:paragraph-rsid="001f99e5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21867b" officeooo:paragraph-rsid="0021867b" style:font-weight-asian="normal" style:font-weight-complex="normal"/>
    </style:style>
    <style:style style:name="P15" style:family="paragraph" style:parent-style-name="Standard" style:list-style-name="L2">
      <style:text-properties style:text-underline-style="none" fo:font-weight="normal" officeooo:rsid="0021867b" officeooo:paragraph-rsid="0021867b" style:font-weight-asian="normal" style:font-weight-complex="normal"/>
    </style:style>
    <style:style style:name="P16" style:family="paragraph" style:parent-style-name="Standard" style:list-style-name="L2">
      <style:text-properties style:text-underline-style="none" fo:font-weight="normal" officeooo:rsid="002f6ce6" officeooo:paragraph-rsid="002f6ce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2a3c" style:font-weight-asian="normal" style:font-weight-complex="normal"/>
    </style:style>
    <style:style style:name="T3" style:family="text">
      <style:text-properties fo:font-weight="normal" officeooo:rsid="001593f5" style:font-weight-asian="normal" style:font-weight-complex="normal"/>
    </style:style>
    <style:style style:name="T4" style:family="text">
      <style:text-properties fo:font-weight="normal" officeooo:rsid="001b5190" style:font-weight-asian="normal" style:font-weight-complex="normal"/>
    </style:style>
    <style:style style:name="T5" style:family="text">
      <style:text-properties fo:font-weight="normal" officeooo:rsid="001bd802" style:font-weight-asian="normal" style:font-weight-complex="normal"/>
    </style:style>
    <style:style style:name="T6" style:family="text">
      <style:text-properties fo:font-weight="normal" officeooo:rsid="001d7605" style:font-weight-asian="normal" style:font-weight-complex="normal"/>
    </style:style>
    <style:style style:name="T7" style:family="text">
      <style:text-properties fo:font-weight="normal" officeooo:rsid="0021867b" style:font-weight-asian="normal" style:font-weight-complex="normal"/>
    </style:style>
    <style:style style:name="T8" style:family="text">
      <style:text-properties fo:font-weight="normal" officeooo:rsid="002d1947" style:font-weight-asian="normal" style:font-weight-complex="normal"/>
    </style:style>
    <style:style style:name="T9" style:family="text">
      <style:text-properties fo:font-weight="normal" officeooo:rsid="002e2d6c" style:font-weight-asian="normal" style:font-weight-complex="normal"/>
    </style:style>
    <style:style style:name="T10" style:family="text">
      <style:text-properties officeooo:rsid="0022ce14"/>
    </style:style>
    <style:style style:name="T11" style:family="text">
      <style:text-properties officeooo:rsid="002f8b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is no editor for levels, but since a simple ini file is used, the level design is easy.</text:p>
      <text:p text:style-name="P1"/>
      <text:h text:style-name="Heading_20_3" text:outline-level="3">Obligotary entries:</text:h>
      <text:p text:style-name="P2"/>
      <text:list xml:id="list7796036786836630619" text:style-name="L1">
        <text:list-item>
          <text:p text:style-name="P3">sizex<text:span text:style-name="T1"> and </text:span>sizey<text:span text:style-name="T1">:<text:tab/>size of the fiels</text:span></text:p>
        </text:list-item>
        <text:list-item>
          <text:p text:style-name="P8">row1 and row2 ... and rowx:<text:tab/>comma separated description of the fields in each row. The first character describes the field type. One or two other characters describe some options:</text:p>
        </text:list-item>
      </text:list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7">Field type</text:p>
          </table:table-cell>
          <table:table-cell table:style-name="Tabelle1.A1" office:value-type="string">
            <text:p text:style-name="Table_20_Contents">Description</text:p>
          </table:table-cell>
          <table:table-cell table:style-name="Tabelle1.A1" office:value-type="string">
            <text:p text:style-name="Table_20_Contents">Parameter 1</text:p>
          </table:table-cell>
          <table:table-cell table:style-name="Tabelle1.D1" office:value-type="string">
            <text:p text:style-name="Table_20_Contents">Parameter <text:span text:style-name="T10">2</text:span></text:p>
          </table:table-cell>
        </table:table-row>
        <table:table-row>
          <table:table-cell table:style-name="Tabelle1.A7" office:value-type="string">
            <text:p text:style-name="Table_20_Contents"/>
          </table:table-cell>
          <table:table-cell table:style-name="Tabelle1.B2" office:value-type="string">
            <text:p text:style-name="Table_20_Contents">Empty field</text:p>
          </table:table-cell>
          <table:table-cell table:style-name="Tabelle1.C7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7" office:value-type="string">
            <text:p text:style-name="Table_20_Contents">r</text:p>
          </table:table-cell>
          <table:table-cell table:style-name="Tabelle1.B3" office:value-type="string">
            <text:p text:style-name="Table_20_Contents">Rotator</text:p>
          </table:table-cell>
          <table:table-cell table:style-name="Tabelle1.C6" table:number-rows-spanned="4" office:value-type="string">
            <text:p text:style-name="P10">Passage direction</text:p>
            <text:p text:style-name="P7">h (horizontal)</text:p>
            <text:p text:style-name="P7">v (vertical)</text:p>
            <text:p text:style-name="Standard"><text:span text:style-name="T2">b</text:span><text:span text:style-name="T1"> (</text:span><text:span text:style-name="T2">both</text:span><text:span text:style-name="T1">)</text:span></text:p>
          </table:table-cell>
          <table:table-cell table:style-name="Tabelle1.D3" office:value-type="string">
            <text:p text:style-name="Table_20_Contents"/>
          </table:table-cell>
        </table:table-row>
        <table:table-row>
          <table:table-cell table:style-name="Tabelle1.A4" office:value-type="string">
            <text:p text:style-name="Table_20_Contents">t</text:p>
          </table:table-cell>
          <table:table-cell table:style-name="Tabelle1.B4" office:value-type="string">
            <text:p text:style-name="Table_20_Contents">Teleporter</text:p>
          </table:table-cell>
          <table:covered-table-cell/>
          <table:table-cell table:style-name="Tabelle1.D4" office:value-type="string">
            <text:p text:style-name="Table_20_Contents"/>
          </table:table-cell>
        </table:table-row>
        <table:table-row>
          <table:table-cell table:style-name="Tabelle1.A7" office:value-type="string">
            <text:p text:style-name="P7">b</text:p>
          </table:table-cell>
          <table:table-cell table:style-name="Tabelle1.B5" office:value-type="string">
            <text:p text:style-name="P7">Blocker</text:p>
          </table:table-cell>
          <table:covered-table-cell/>
          <table:table-cell table:style-name="Tabelle1.D6" table:number-rows-spanned="2" office:value-type="string">
            <text:p text:style-name="P10">Ball color:</text:p>
            <text:p text:style-name="P7">1 (red)</text:p>
            <text:p text:style-name="P7">2 (green)</text:p>
            <text:p text:style-name="P7">3 (blue)</text:p>
            <text:p text:style-name="P7">4 (yellow)</text:p>
          </table:table-cell>
        </table:table-row>
        <table:table-row>
          <table:table-cell table:style-name="Tabelle1.A7" office:value-type="string">
            <text:p text:style-name="Table_20_Contents">c</text:p>
          </table:table-cell>
          <table:table-cell table:style-name="Tabelle1.B6" office:value-type="string">
            <text:p text:style-name="P11">Colorizer</text:p>
          </table:table-cell>
          <table:covered-table-cell/>
          <table:covered-table-cell/>
        </table:table-row>
        <table:table-row>
          <table:table-cell table:style-name="Tabelle1.A7" office:value-type="string">
            <text:p text:style-name="P7">a</text:p>
          </table:table-cell>
          <table:table-cell table:style-name="Tabelle1.B7" office:value-type="string">
            <text:p text:style-name="Table_20_Contents">Arrow</text:p>
          </table:table-cell>
          <table:table-cell table:style-name="Tabelle1.C7" office:value-type="string">
            <text:p text:style-name="P10">Direction:</text:p>
            <text:p text:style-name="P7">r (right)</text:p>
            <text:p text:style-name="P7">l (left)</text:p>
            <text:p text:style-name="P7">u (up)</text:p>
            <text:p text:style-name="P7">d (down)</text:p>
          </table:table-cell>
          <table:table-cell table:style-name="Tabelle1.D7" office:value-type="string">
            <text:p text:style-name="Table_20_Contents"/>
          </table:table-cell>
        </table:table-row>
        <table:table-row>
          <table:table-cell table:style-name="Tabelle1.A8" office:value-type="string">
            <text:p text:style-name="P7">i</text:p>
          </table:table-cell>
          <table:table-cell table:style-name="Tabelle1.B8" office:value-type="string">
            <text:p text:style-name="Table_20_Contents">Info</text:p>
          </table:table-cell>
          <table:table-cell table:style-name="Tabelle1.C8" office:value-type="string">
            <text:p text:style-name="P7">t: remaining time</text:p>
            <text:p text:style-name="P7">c: next color</text:p>
            <text:p text:style-name="P7">m: count moving balls</text:p>
            <text:p text:style-name="Standard"><text:span text:style-name="T1">l: traffic light which shows </text:span><text:span text:style-name="T3">which ball colors must explode first</text:span></text:p>
          </table:table-cell>
          <table:table-cell table:style-name="Tabelle1.D8" office:value-type="string">
            <text:p text:style-name="Table_20_Contents"/>
          </table:table-cell>
        </table:table-row>
      </table:table>
      <text:p text:style-name="P12"/>
      <text:h text:style-name="Heading_20_3" text:outline-level="3">Optional entries:</text:h>
      <text:list xml:id="list6692593003286325120" text:style-name="L2">
        <text:list-item>
          <text:p text:style-name="P4"><text:span text:style-name="T1">timeForGame: </text:span><text:span text:style-name="T5">in seconds</text:span></text:p>
        </text:list-item>
        <text:list-item>
          <text:p text:style-name="P4"><text:span text:style-name="T1">timeForBall: </text:span><text:span text:style-name="T5">in seconds</text:span></text:p>
        </text:list-item>
        <text:list-item>
          <text:p text:style-name="P4"><text:span text:style-name="T1">ballColorChallenge: comma separated list of ball colors which must explode first. Limitations: It must have three colors. </text:span><text:span text:style-name="T6">If omitted or empty</text:span><text:span text:style-name="T4">, threre is no ball color challenge.</text:span></text:p>
          <text:list>
            <text:list-item>
              <text:p text:style-name="P5"><text:span text:style-name="T4">1 </text:span><text:span text:style-name="T1">(red)</text:span></text:p>
            </text:list-item>
            <text:list-item>
              <text:p text:style-name="P13">2 (green)</text:p>
            </text:list-item>
            <text:list-item>
              <text:p text:style-name="P13">3 (blue)</text:p>
            </text:list-item>
            <text:list-item>
              <text:p text:style-name="P13">4 (yellow)</text:p>
            </text:list-item>
          </text:list>
        </text:list-item>
        <text:list-item>
          <text:p text:style-name="P6"><text:span text:style-name="T1">rotatorColorChallenge: contains a question mark if the level should have a challenge, where a rotator must have specific balls to explode. Only afterwards other rotators can explode. </text:span><text:span text:style-name="T9">This challenge must be solved first before ballColorChallenge.</text:span><text:span text:style-name="T1"> </text:span><text:span text:style-name="T8">The colors of the rotator will be random.</text:span></text:p>
        </text:list-item>
        <text:list-item>
          <text:p text:style-name="P5"><text:span text:style-name="T1">BallEntryPoint: </text:span><text:span text:style-name="T7">Defines from which direction new balls will be inserted. If omitted or empty, it defaults to "from right"</text:span></text:p>
          <text:list>
            <text:list-item>
              <text:p text:style-name="P14">r (from right)</text:p>
            </text:list-item>
            <text:list-item>
              <text:p text:style-name="P14">l (from left)</text:p>
            </text:list-item>
          </text:list>
        </text:list-item>
        <text:list-item>
          <text:p text:style-name="P14">BallCount: Maximum count of balls in game. <text:s/>If omitted or empty or zero: unlimited.</text:p>
        </text:list-item>
        <text:list-item>
          <text:p text:style-name="P14"><text:soft-page-break/>BallColorCount: Number of ball colors (1 – 4). If omitted or empty, it defaults to 4.</text:p>
        </text:list-item>
        <text:list-item>
          <text:p text:style-name="P15">MaxMovingBalls: Maximum number of moving balls. If omitted it defaults to 4. Limitation: Currently the info field only works fine with 4.</text:p>
        </text:list-item>
        <text:list-item>
          <text:p text:style-name="P16">TimeForPassingAField: <text:span text:style-name="T11">Amount of time im s which describes how long a ball will need to pass one field. If empty or omitted, it defaults to 0.7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9M45S</meta:editing-duration>
    <meta:editing-cycles>29</meta:editing-cycles>
    <meta:generator>LibreOffice/5.1.6.2$Windows_X86_64 LibreOffice_project/07ac168c60a517dba0f0d7bc7540f5afa45f0909</meta:generator>
    <dc:date>2017-06-15T15:37:18.233000000</dc:date>
    <dc:creator>Paul Bichler</dc:creator>
    <meta:document-statistic meta:table-count="1" meta:image-count="0" meta:object-count="0" meta:page-count="2" meta:paragraph-count="55" meta:word-count="332" meta:character-count="1853" meta:non-whitespace-character-count="1591"/>
    <meta:user-defined meta:name="Info 1"/>
    <meta:user-defined meta:name="Info 2"/>
    <meta:user-defined meta:name="Info 3"/>
    <meta:user-defined meta:name="Info 4"/>
  </office:meta>
</office:document-meta>
</file>